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24.86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7])" table:allow-empty-cell="true" table:display-list="unsorted" table:base-cell-address="Sheet1.D48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torm Clouds</text:p>
          </table:table-cell>
          <table:table-cell office:value-type="string">
            <text:p>@freestockcenter</text:p>
          </table:table-cell>
          <table:table-cell office:value-type="string">
            <text:p><text:a xlink:href="https://www.freepik.com/free-photo/storm-clouds_1173087.htm">https://www.freepik.com/free-photo/storm-clouds_1173087.htm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Beasts SFX Vol.1</text:p>
          </table:table-cell>
          <table:table-cell office:value-type="string">
            <text:p>Atelier Magicae</text:p>
          </table:table-cell>
          <table:table-cell office:value-type="string">
            <text:p><text:a xlink:href="https://ateliermagicae.itch.io/beasts-sfx-vol1">https://ateliermagicae.itch.io/beasts-sfx-vol1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71758_Skittering bugs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71758-skittering-bugsmp3-39918/">https://pixabay.com/sound-effects/071758-skittering-bugsmp3-3991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Thunder For Anime</text:p>
          </table:table-cell>
          <table:table-cell table:style-name="ce2" office:value-type="string">
            <text:p><text:a xlink:href="https://pixabay.com/users/lordsonny-38439655/">LordSonny</text:a> </text:p>
          </table:table-cell>
          <table:table-cell office:value-type="string">
            <text:p><text:a xlink:href="https://pixabay.com/sound-effects/thunder-for-anime-161022/">https://pixabay.com/sound-effects/thunder-for-anime-161022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062708_Laser Charging</text:p>
          </table:table-cell>
          <table:table-cell office:value-type="string">
            <text:p>pixabay.com</text:p>
          </table:table-cell>
          <table:table-cell office:value-type="string">
            <text:p><text:a xlink:href="https://pixabay.com/sound-effects/062708-laser-charging-81968/">https://pixabay.com/sound-effects/062708-laser-charging-81968/</text:a></text:p>
          </table:table-cell>
          <table:table-cell table:content-validation-name="val3" office:value-type="string">
            <text:p>Sound effect</text:p>
          </table:table-cell>
          <table:table-cell table:number-columns-repeated="4"/>
        </table:table-row>
        <table:table-row table:style-name="ro2">
          <table:table-cell office:value-type="string">
            <text:p>Seamless Sky Backgrounds</text:p>
          </table:table-cell>
          <table:table-cell office:value-type="string">
            <text:p>Screaming Brain Studios</text:p>
          </table:table-cell>
          <table:table-cell office:value-type="string">
            <text:p><text:a xlink:href="https://screamingbrainstudios.itch.io/seamless-sky-backgrounds">https://screamingbrainstudios.itch.io/seamless-sky-backgrounds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Zortch Unused Textures 2</text:p>
          </table:table-cell>
          <table:table-cell office:value-type="string">
            <text:p>mutantleg</text:p>
          </table:table-cell>
          <table:table-cell office:value-type="string">
            <text:p><text:a xlink:href="https://mutantleg.itch.io/2d-asset-dump">https://mutantleg.itch.io/2d-asset-dump</text:a></text:p>
          </table:table-cell>
          <table:table-cell table:content-validation-name="val3" office:value-type="string">
            <text:p>2D</text:p>
          </table:table-cell>
          <table:table-cell table:number-columns-repeated="4"/>
        </table:table-row>
        <table:table-row table:style-name="ro2">
          <table:table-cell office:value-type="string">
            <text:p>Purgatory Extreme Metal Music Pack</text:p>
          </table:table-cell>
          <table:table-cell office:value-type="string">
            <text:p>David KBD</text:p>
          </table:table-cell>
          <table:table-cell office:value-type="string">
            <text:p><text:a xlink:href="https://davidkbd.itch.io/purgatory-extreme-metal-music-pack">https://davidkbd.itch.io/purgatory-extreme-metal-music-pack</text:a></text:p>
          </table:table-cell>
          <table:table-cell table:content-validation-name="val3" office:value-type="string">
            <text:p>Music</text:p>
          </table:table-cell>
          <table:table-cell table:number-columns-repeated="4"/>
        </table:table-row>
        <table:table-row table:style-name="ro2" table:number-rows-repeated="31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3">13.09.2024</text:date>, <text:time>22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4M20S</meta:editing-duration>
    <meta:editing-cycles>24</meta:editing-cycles>
    <meta:generator>OpenOffice/4.1.14$Win32 OpenOffice.org_project/4114m1$Build-9811</meta:generator>
    <dc:date>2024-09-13T22:57:17.13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